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1000002E8FB0FB32C.png" manifest:media-type=""/>
  <manifest:file-entry manifest:full-path="Pictures/1000020100000291000002E8A543066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c83e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0c83e7" style:font-size-asian="14pt" style:font-weight-asian="bold" style:font-size-complex="14pt" style:font-weight-complex="bold"/>
    </style:style>
    <style:style style:name="T1" style:family="text">
      <style:text-properties officeooo:rsid="000c83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1">OUTPUT</text:span></text:p>
      <text:p text:style-name="P1"><text:span text:style-name="T1"/></text:p>
      <text:p text:style-name="P1"><draw:frame draw:style-name="fr1" draw:name="graphics1" text:anchor-type="paragraph" svg:x="0cm" svg:y="1.91cm" svg:width="17cm" svg:height="19.251cm" draw:z-index="0"><draw:image xlink:href="Pictures/1000020100000291000002E8A5430660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2" text:anchor-type="paragraph" svg:x="0cm" svg:y="2.461cm" svg:width="17cm" svg:height="19.251cm" draw:z-index="1"><draw:image xlink:href="Pictures/1000020100000291000002E8FB0FB32C.png" xlink:type="simple" xlink:show="embed" xlink:actuate="onLoad"/></draw:frame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pith </meta:initial-creator>
    <meta:creation-date>2013-09-09T10:01:31</meta:creation-date>
    <dc:date>2013-09-09T10:04:13</dc:date>
    <dc:creator>Arpith </dc:creator>
    <meta:editing-duration>P0D</meta:editing-duration>
    <meta:editing-cycles>1</meta:editing-cycles>
    <meta:document-statistic meta:table-count="0" meta:image-count="2" meta:object-count="0" meta:page-count="2" meta:paragraph-count="1" meta:word-count="1" meta:character-count="6" meta:non-whitespace-character-count="6"/>
    <meta:generator>LibreOffice/4.0.2.2$Linux_X86_64 LibreOffice_project/400m0$Build-2</meta:generator>
  </office:meta>
</office:document-meta>
</file>